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3427" officeooo:paragraph-rsid="00043427"/>
    </style:style>
    <style:style style:name="P2" style:family="paragraph" style:parent-style-name="Standard">
      <style:text-properties officeooo:rsid="00045e0f" officeooo:paragraph-rsid="00045e0f"/>
    </style:style>
    <style:style style:name="P3" style:family="paragraph" style:parent-style-name="Standard">
      <style:text-properties fo:font-weight="bold" officeooo:rsid="00043427" officeooo:paragraph-rsid="00043427" style:font-weight-asian="bold" style:font-weight-complex="bold"/>
    </style:style>
    <style:style style:name="P4" style:family="paragraph" style:parent-style-name="Standard">
      <style:text-properties fo:font-weight="normal" officeooo:rsid="00046f53" officeooo:paragraph-rsid="00046f53" style:font-weight-asian="normal" style:font-weight-complex="normal"/>
    </style:style>
    <style:style style:name="P5" style:family="paragraph" style:parent-style-name="Standard">
      <style:text-properties fo:font-weight="normal" officeooo:rsid="0006a8b8" officeooo:paragraph-rsid="0006a8b8" style:font-weight-asian="normal" style:font-weight-complex="normal"/>
    </style:style>
    <style:style style:name="P6" style:family="paragraph" style:parent-style-name="Standard">
      <style:text-properties officeooo:rsid="00046f53" officeooo:paragraph-rsid="00046f53"/>
    </style:style>
    <style:style style:name="P7" style:family="paragraph" style:parent-style-name="Standard">
      <style:text-properties officeooo:paragraph-rsid="00060cd2"/>
    </style:style>
    <style:style style:name="T1" style:family="text">
      <style:text-properties officeooo:rsid="00060cd2"/>
    </style:style>
    <style:style style:name="T2" style:family="text">
      <style:text-properties officeooo:rsid="000641f3"/>
    </style:style>
    <style:style style:name="T3" style:family="text">
      <style:text-properties officeooo:rsid="0006a8b8"/>
    </style:style>
    <style:style style:name="T4" style:family="text">
      <style:text-properties officeooo:rsid="00070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Examine, articulate, and apply their own ethical views</text:p>
      <text:p text:style-name="P2">In the “Philosophy of Learning” and “Course Etiquette” sections of the syllabus you can see that the course was very heavily discussion based. We did have many lectures, but most of our time was spent discussing our own viewpoints on various example situations, many of which were relevant real world situations, <text:span text:style-name="T3">and applying what we learned in those lectures</text:span>. Course Goals 3 and 4 in the syllabus also talk about critical examination of ethical issues, which is dependent upon being able to effectively examine the ethics of a situation, form an ethical opinion, and successfully communicate that viewpoint to others. The discussions were not only a chance for us to practice these skills, but also to understand how other people arrived at their opinions and why ethics <text:span text:style-name="T3">is</text:span> such a heavily debated topic.</text:p>
      <text:p text:style-name="P1"/>
      <text:p text:style-name="P3">2. Understand and apply core concepts (e.g. politics, rights and obligations, justice, liberty) to specific issues</text:p>
      <text:p text:style-name="P4">As I said above, we consistently worked with specific issues, and very rarely did everyone agree with each other. Politics, rights, justice, etc. can be very polarizing subjects and being able to debate these <text:span text:style-name="T3">topics</text:span> respectfully was a key aspect of this class. The “Course Etiquette” section of the syllabus makes reference to the fact that this course was designed for students working with technology and information. Almost every core concept topic today is heavily influence by digital technology, and you can see in the “Course Schedule” that our learning was shaped accordingly. Some ethical topics can be avoided by most people, but not so for technologists. We are given far more power and authority than most, over very sensitive things. As such, these topics were of heavy interest within our learning.</text:p>
      <text:p text:style-name="P1"/>
      <text:p text:style-name="P3">3. Analyze and reflect on the ethical dimensions of legal, social, and scientific issues</text:p>
      <text:p text:style-name="P6">During our discussions and lectures we frequently compared “paper ethics” with “rock ethics”, as we liked to call it. Ethic<text:span text:style-name="T4">al</text:span> decisions can be relatively straightforward on paper, although frequently not. That doesn’t mean the actual implications and implementations of any ethical decision are also easy. <text:span text:style-name="T1">Like the core concepts reference</text:span><text:span text:style-name="T4">d</text:span><text:span text:style-name="T1"> in the previous question, legal, social, and scientific issues are very far reaching, and the consequences of an ethical decision must be taken into account when forming that decision. As such, the dimensions of such topics are vast, and our in-class discussions reflected this.</text:span> <text:span text:style-name="T1">One can talk about the ethics of a seemly simple topic for years and still not exhaust all the implications, though rarely do we have such a luxury of time. The course schedule makes references to many of these topics and how they will undoubtedly be a part of my future career and life.</text:span></text:p>
      <text:p text:style-name="P1"/>
      <text:p text:style-name="P3">4. Recognize the diversity of political motivations and interests of others</text:p>
      <text:p text:style-name="P7"><text:span text:style-name="T1">Again, the discussions were a huge help in this. Analyzing many real world examples of ethically sensitive situations, we practiced our understanding of ethics from as many points of view as possible. </text:span><text:span text:style-name="T2">These real world examples often included actors like corporations, CEOs, politicians, employees, celebrities, </text:span><text:span text:style-name="T3">citizens, non-citizens, etc.</text:span><text:span text:style-name="T1"> The discussion we had as a class almost always resulted in people debating each other, trying to change each others’ minds. </text:span><text:span text:style-name="T2">This included not only expressing your own ideas and processes, but also listening, understanding, and respecting others’. </text:span></text:p>
      <text:p text:style-name="P1"/>
      <text:p text:style-name="P3">5. Identify ways to exercise the rights and responsibilities of citizenship</text:p>
      <text:p text:style-name="P5">Since this class was largely focused on the ethics related to technology, we spent a good amount of time talking about ethical responsibilities. As I said earlier, technologists are frequently given access to information and systems that most people aren’t. This can make it relatively easy to abuse that authority, often without the fear of being caught. You can see in the Course Schedule that we spent some time in late February and early March talking about not only our legal rights, but also the ethical expectations of everyone. Many of our example discussions also looked at people that abused their power and neglected their responsibilities for personal gains and got caught. Near the end of the class we spent more time analyzing the expectations of ethical culture within larger organizations, and how a <text:soft-page-break/>lot the interactions are based on trust. It’s our responsibility to not abuse our powers, <text:span text:style-name="T4">and </text:span>also to stay vigilant of others abusing their power. We also spent time here talking about whistleblowing, the processes involved, and how legality is not always a guide for moralit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2T09:05:18.930000000</meta:creation-date>
    <dc:date>2020-11-02T11:56:31.463000000</dc:date>
    <meta:editing-duration>PT43M9S</meta:editing-duration>
    <meta:editing-cycles>2</meta:editing-cycles>
    <meta:generator>LibreOffice/7.0.1.2$Windows_X86_64 LibreOffice_project/7cbcfc562f6eb6708b5ff7d7397325de9e764452</meta:generator>
    <meta:document-statistic meta:table-count="0" meta:image-count="0" meta:object-count="0" meta:page-count="2" meta:paragraph-count="10" meta:word-count="740" meta:character-count="4612" meta:non-whitespace-character-count="3880"/>
  </office:meta>
</office:document-meta>
</file>